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svg:stroke-color="#000000" draw:marker-start-width="0.356cm" draw:marker-end="Triangle_20_unfilled" draw:marker-end-width="0.508cm" draw:fill="none" draw:fill-color="#ffff99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marker-end=""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2.119cm" fo:min-width="3.134cm"/>
    </style:style>
    <style:style style:name="gr5" style:family="graphic" style:parent-style-name="standard">
      <style:graphic-properties draw:stroke="none" svg:stroke-color="#000000" draw:marker-end="" draw:fill="none" draw:fill-color="#ffff99" fo:min-height="0.713cm"/>
    </style:style>
    <style:style style:name="gr6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.748cm" fo:min-width="0cm"/>
    </style:style>
    <style:style style:name="gr7" style:family="graphic" style:parent-style-name="standard">
      <style:graphic-properties draw:stroke="none" svg:stroke-color="#000000" draw:marker-end="Arrowheads_20_1" draw:fill="none" draw:fill-color="#ffff99" fo:min-height="0.713cm"/>
    </style:style>
    <style:style style:name="gr8" style:family="graphic" style:parent-style-name="objectwithoutfill">
      <style:graphic-properties svg:stroke-width="0.102cm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000000" draw:marker-start-width="0.356cm" draw:marker-end-width="0.356cm" draw:fill="none" draw:fill-color="#ffffff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color="#3333ff" fo:font-weight="bold" style:font-weight-asian="bold" style:font-weight-complex="bold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color="#0000ff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1.905cm" svg:x="5.829cm" svg:y="12.87cm">
          <text:p text:style-name="P1">database_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8cm" svg:y1="12.969cm" svg:x2="4.559cm" svg:y2="9.286cm">
          <text:p/>
        </draw:line>
        <draw:custom-shape draw:style-name="gr3" draw:text-style-name="P2" draw:layer="layout" svg:width="6.604cm" svg:height="0.839cm" svg:x="0.478cm" svg:y="8.425cm">
          <text:p text:style-name="P1"><text:span text:style-name="T1">pdg/fac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851cm" svg:height="2.369cm" svg:x="2.908cm" svg:y="11.362cm">
          <draw:text-box>
            <text:p><text:span text:style-name="T2">subscribes</text:span></text:p>
          </draw:text-box>
        </draw:frame>
        <draw:line draw:style-name="gr2" draw:text-style-name="P1" draw:layer="layout" svg:x1="6.845cm" svg:y1="14.493cm" svg:x2="3.797cm" svg:y2="18.557cm">
          <text:p/>
        </draw:line>
        <draw:line draw:style-name="gr2" draw:text-style-name="P1" draw:layer="layout" svg:x1="10.401cm" svg:y1="14.62cm" svg:x2="12.433cm" svg:y2="18.43cm">
          <text:p/>
        </draw:line>
        <draw:custom-shape draw:style-name="gr3" draw:text-style-name="P2" draw:layer="layout" svg:width="5.969cm" svg:height="1.143cm" svg:x="9.004cm" svg:y="18.45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gent_monitor/fact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851cm" svg:height="0.963cm" svg:x="7.607cm" svg:y="16.07cm">
          <draw:text-box>
            <text:p><text:span text:style-name="T2">subscribes</text:span></text:p>
          </draw:text-box>
        </draw:frame>
        <draw:frame draw:style-name="gr6" draw:text-style-name="P4" draw:layer="layout" svg:width="3.851cm" svg:height="0.998cm" svg:x="1.47cm" svg:y="15.636cm">
          <draw:text-box>
            <text:p><text:span text:style-name="T3">subscribes</text:span></text:p>
          </draw:text-box>
        </draw:frame>
        <draw:frame draw:style-name="gr7" draw:text-style-name="P5" draw:layer="layout" svg:width="3.851cm" svg:height="0.963cm" svg:x="8.623cm" svg:y="10.482cm">
          <draw:text-box>
            <text:p><text:span text:style-name="T3">subscribes</text:span></text:p>
          </draw:text-box>
        </draw:frame>
        <draw:custom-shape draw:style-name="gr3" draw:text-style-name="P2" draw:layer="layout" svg:width="5.969cm" svg:height="1.143cm" svg:x="0.804cm" svg:y="18.55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rea_manager/factLi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604cm" svg:height="0.839cm" svg:x="8.579cm" svg:y="8.425cm">
          <text:p text:style-name="P1"><text:span text:style-name="T1">move3d_facts/fact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251cm" svg:y1="12.858cm" svg:x2="11.671cm" svg:y2="9.187cm">
          <text:p/>
        </draw:line>
        <draw:line draw:style-name="gr8" draw:text-style-name="P1" draw:layer="layout" svg:x1="11.671cm" svg:y1="13.477cm" svg:x2="16.116cm" svg:y2="11.826cm">
          <text:p/>
        </draw:line>
        <draw:custom-shape draw:style-name="gr9" draw:text-style-name="P2" draw:layer="layout" svg:width="2.794cm" svg:height="3.453cm" svg:x="16.116cm" svg:y="9.413cm">
          <text:p text:style-name="P1"><text:span text:style-name="T4">Services</text:span></text:p>
          <text:p text:style-name="P1"><text:span text:style-name="T1">set_info</text:span></text:p>
          <text:p text:style-name="P1"><text:span text:style-name="T1">get_info</text:span></text:p>
          <text:p text:style-name="P1"><text:span text:style-name="T1">execute</text:span></text:p>
          <text:p text:style-name="P1"><text:span text:style-name="T1">plot_fac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4.572cm" svg:x="14.211cm" svg:y="13.858cm">
          <text:p text:style-name="P1"><text:span text:style-name="T4">Sql database</text:span></text:p>
          <text:p text:style-name="P1"><text:span text:style-name="T1">id_table</text:span></text:p>
          <text:p text:style-name="P1"><text:span text:style-name="T1">static_property_table</text:span></text:p>
          <text:p text:style-name="P1"><text:span text:style-name="T1">fact_table</text:span></text:p>
          <text:p text:style-name="P1"><text:span text:style-name="T1">memory_table</text:span></text:p>
          <text:p text:style-name="P1"><text:span text:style-name="T1">ontology_table</text:span></text:p>
          <text:p text:style-name="P1"><text:span text:style-name="T1">event_tabl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11.671cm" svg:y1="14.239cm" svg:x2="14.846cm" svg:y2="15.7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5676 8800" svg:d="m1500 0 1500 3000h-3000zm-3000 6447-1176 2353h2353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7.508cm" fo:margin-bottom="7.435cm" fo:margin-left="0.114cm" fo:margin-right="0.83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8:07:35.394054818</meta:creation-date>
    <dc:date>2016-06-28T13:33:35</dc:date>
    <meta:editing-duration>PT37M58S</meta:editing-duration>
    <meta:editing-cycles>9</meta:editing-cycles>
    <meta:generator>LibreOffice/3.5$Linux_X86_64 LibreOffice_project/350m1$Build-2</meta:generator>
    <dc:creator>gmilliez </dc:creator>
    <meta:document-statistic meta:object-count="17"/>
  </office:meta>
</office:document-meta>
</file>